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B3498291.png" manifest:media-type="image/png"/>
  <manifest:file-entry manifest:full-path="Pictures/100000000000157300000EA2B1819DE3.png" manifest:media-type="image/png"/>
  <manifest:file-entry manifest:full-path="Pictures/100000000000040000000300A6F5A5F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draw:fill="gradient" draw:fill-color="#ffbf00" draw:fill-gradient-name="gradient" draw:gradient-step-count="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66cm" svg:stroke-color="#ff4000" draw:marker-start="Arrow" draw:marker-start-width="2.54cm" draw:marker-end="Arrow" draw:marker-end-width="2.54cm" draw:stroke-linejoin="miter" svg:stroke-linecap="square" draw:textarea-vertical-align="middle" fo:padding-top="0.455cm" fo:padding-bottom="0.455cm" fo:padding-left="0.58cm" fo:padding-right="0.58cm" loext:decorative="false"/>
    </style:style>
    <style:style style:name="gr4" style:family="graphic" style:parent-style-name="standard">
      <style:graphic-properties svg:stroke-width="0.203cm" svg:stroke-color="#ff4000" draw:marker-start="Arrow" draw:marker-start-width="1.118cm" draw:marker-end="Arrow" draw:marker-end-width="1.118cm" draw:stroke-linejoin="miter" svg:stroke-linecap="square" draw:textarea-vertical-align="middle" fo:padding-top="0.227cm" fo:padding-bottom="0.227cm" fo:padding-left="0.352cm" fo:padding-right="0.352cm" loext:decorative="false"/>
    </style:style>
    <style:style style:name="gr5" style:family="graphic" style:parent-style-name="standard">
      <style:graphic-properties svg:stroke-width="0.051cm" svg:stroke-color="#ff4000" draw:marker-start="Arrow" draw:marker-start-width="0.33cm" draw:marker-end="Arrow" draw:marker-end-width="0.33cm" draw:stroke-linejoin="miter" svg:stroke-linecap="squar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3cm, 10.425cm, 1.271cm, 13.809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088cm" svg:height="20.316cm" svg:x="8.154cm" svg:y="29.531cm">
          <draw:image xlink:href="Pictures/100000000000040000000300A6F5A5F3.png" xlink:type="simple" xlink:show="embed" xlink:actuate="onLoad" draw:mime-type="image/png">
            <text:p/>
          </draw:image>
        </draw:frame>
        <draw:frame draw:style-name="gr2" draw:text-style-name="P2" draw:layer="layout" svg:width="14.339cm" svg:height="9.782cm" svg:x="5.981cm" svg:y="13.017cm">
          <draw:image xlink:href="Pictures/100000000000157300000EA2B1819DE3.png" xlink:type="simple" xlink:show="embed" xlink:actuate="onLoad" draw:mime-type="image/png">
            <text:p/>
          </draw:image>
        </draw:frame>
        <draw:line draw:style-name="gr3" draw:text-style-name="P1" draw:layer="layout" svg:x1="18.415cm" svg:y1="15.875cm" svg:x2="14.922cm" svg:y2="30.797cm">
          <text:p/>
        </draw:line>
        <draw:line draw:style-name="gr4" draw:text-style-name="P1" draw:layer="layout" svg:x1="15.875cm" svg:y1="39.37cm" svg:x2="16.827cm" svg:y2="45.085cm">
          <text:p/>
        </draw:line>
        <draw:line draw:style-name="gr5" draw:text-style-name="P1" draw:layer="layout" svg:x1="26.352cm" svg:y1="45.085cm" svg:x2="26.352cm" svg:y2="41.91cm">
          <text:p/>
        </draw:line>
        <draw:line draw:style-name="gr5" draw:text-style-name="P1" draw:layer="layout" svg:x1="17.462cm" svg:y1="45.085cm" svg:x2="26.352cm" svg:y2="45.402cm">
          <text:p/>
        </draw:line>
        <draw:frame draw:style-name="gr6" draw:text-style-name="P2" draw:layer="layout" svg:width="2.857cm" svg:height="15.874cm" svg:x="9.208cm" svg:y="31.433cm">
          <draw:image xlink:href="Pictures/100000000000040000000300B3498291.png" xlink:type="simple" xlink:show="embed" xlink:actuate="onLoad" draw:mime-type="image/png">
            <text:p/>
          </draw:image>
        </draw:frame>
        <draw:line draw:style-name="gr5" draw:text-style-name="P1" draw:layer="layout" svg:x1="11.89cm" svg:y1="31.75cm" svg:x2="14.605cm" svg:y2="31.4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radial" draw:cx="50%" draw:cy="50%" draw:start-color="#ffffff" draw:end-color="#ffbf00" draw:start-intensity="100%" draw:end-intensity="100%" draw:border="8%">
      <loext:gradient-stop svg:offset="0" loext:color-type="rgb" loext:color-value="#ffffff"/>
      <loext:gradient-stop svg:offset="1" loext:color-type="rgb" loext:color-value="#ffbf00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5.08cm" fo:margin-bottom="5.08cm" fo:margin-left="5.08cm" fo:margin-right="5.08cm" fo:page-width="43.18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9:48:18.060226442</meta:creation-date>
    <dc:date>2025-12-02T20:46:09.406625984</dc:date>
    <meta:editing-duration>PT20M55S</meta:editing-duration>
    <meta:editing-cycles>2</meta:editing-cycles>
    <meta:generator>LibreOffice/25.8.2.2$Linux_X86_64 LibreOffice_project/580$Build-2</meta:generator>
    <meta:print-date>2025-12-02T20:29:06.515530391</meta:print-date>
    <meta:document-statistic meta:object-count="8"/>
  </office:meta>
</office:document-meta>
</file>